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curityReport.isMultiStatusR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curityReport.toXml( Document doc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ecurityReport.init( DavResource resource , ReportInfo in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